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6.648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Crystal</text:p>
          </table:table-cell>
          <table:table-cell office:value-type="string">
            <text:p>Struct</text:p>
          </table:table-cell>
          <table:table-cell office:value-type="string">
            <text:p>Centre</text:p>
          </table:table-cell>
          <table:table-cell office:value-type="string">
            <text:p>Surroundings</text:p>
          </table:table-cell>
          <table:table-cell office:value-type="string">
            <text:p>Size</text:p>
          </table:table-cell>
          <table:table-cell office:value-type="string">
            <text:p>Energy</text:p>
          </table:table-cell>
          <table:table-cell office:value-type="string">
            <text:p>Uqq</text:p>
          </table:table-cell>
          <table:table-cell office:value-type="string">
            <text:p>Uqd</text:p>
          </table:table-cell>
          <table:table-cell office:value-type="string">
            <text:p>Udd</text:p>
          </table:table-cell>
          <table:table-cell office:value-type="string">
            <text:p>Dipole</text:p>
          </table:table-cell>
          <table:table-cell office:value-type="string">
            <text:p>Moment</text:p>
          </table:table-cell>
          <table:table-cell/>
        </table:table-row>
        <table:table-row table:style-name="ro1">
          <table:table-cell/>
          <table:table-cell office:value-type="string">
            <text:p>TIPS-Pc</text:p>
          </table:table-cell>
          <table:table-cell office:value-type="string">
            <text:p>TIPS_Pc_from_cif_rm_extrachains___TIPS_Pc_anion_cifcoords_HF_6_31PLUSgSTAR_cifstruct_mul.xyz</text:p>
          </table:table-cell>
          <table:table-cell office:value-type="string">
            <text:p>TIPS_Pc_from_cif_rm_extrachains___TIPS_Pc_neutral_cifcoords_HF_6_31PLUSgSTAR_cifstruct_mul</text:p>
          </table:table-cell>
          <table:table-cell office:value-type="float" office:value="1">
            <text:p>1</text:p>
          </table:table-cell>
          <table:table-cell office:value-type="float" office:value="21.00034776">
            <text:p>21.00034776</text:p>
          </table:table-cell>
          <table:table-cell office:value-type="float" office:value="25.3830094058">
            <text:p>25.3830094058</text:p>
          </table:table-cell>
          <table:table-cell office:value-type="float" office:value="-8.76532329">
            <text:p>-8.76532329</text:p>
          </table:table-cell>
          <table:table-cell office:value-type="float" office:value="4.38266165">
            <text:p>4.38266165</text:p>
          </table:table-cell>
          <table:table-cell office:value-type="float" office:value="3.3950157">
            <text:p>3.3950157</text:p>
          </table:table-cell>
          <table:table-cell office:value-type="float" office:value="-4.10059991">
            <text:p>-4.10059991</text:p>
          </table:table-cell>
          <table:table-cell office:value-type="float" office:value="2.47249092">
            <text:p>2.47249092</text:p>
          </table:table-cell>
        </table:table-row>
        <table:table-row table:style-name="ro1">
          <table:table-cell/>
          <table:table-cell office:value-type="string">
            <text:p>TIPS-Pc</text:p>
          </table:table-cell>
          <table:table-cell office:value-type="string">
            <text:p>TIPS_Pc_from_cif_rm_extrachains___TIPS_Pc_cation_cifcoords_HF_6_31PLUSgSTAR_cifstruct_mul.xyz</text:p>
          </table:table-cell>
          <table:table-cell office:value-type="string">
            <text:p>TIPS_Pc_from_cif_rm_extrachains___TIPS_Pc_neutral_cifcoords_HF_6_31PLUSgSTAR_cifstruct_mul</text:p>
          </table:table-cell>
          <table:table-cell office:value-type="float" office:value="1">
            <text:p>1</text:p>
          </table:table-cell>
          <table:table-cell office:value-type="float" office:value="410.34702754">
            <text:p>410.34702754</text:p>
          </table:table-cell>
          <table:table-cell office:value-type="float" office:value="7.69950506963">
            <text:p>7.6995050696</text:p>
          </table:table-cell>
          <table:table-cell office:value-type="float" office:value="805.29504495">
            <text:p>805.29504495</text:p>
          </table:table-cell>
          <table:table-cell office:value-type="float" office:value="-402.64752247">
            <text:p>-402.64752247</text:p>
          </table:table-cell>
          <table:table-cell office:value-type="float" office:value="4.10032961">
            <text:p>4.10032961</text:p>
          </table:table-cell>
          <table:table-cell office:value-type="float" office:value="-4.00491711">
            <text:p>-4.00491711</text:p>
          </table:table-cell>
          <table:table-cell office:value-type="float" office:value="2.97336805">
            <text:p>2.97336805</text:p>
          </table:table-cell>
        </table:table-row>
        <table:table-row table:style-name="ro1">
          <table:table-cell/>
          <table:table-cell office:value-type="string">
            <text:p>TIPS-Pc</text:p>
          </table:table-cell>
          <table:table-cell table:number-columns-repeated="2" office:value-type="string">
            <text:p>TIPS_Pc_from_cif_rm_extrachains___TIPS_Pc_neutral_cifcoords_HF_6_31PLUSgSTAR_cifstruct_mul</text:p>
          </table:table-cell>
          <table:table-cell office:value-type="float" office:value="1">
            <text:p>1</text:p>
          </table:table-cell>
          <table:table-cell office:value-type="float" office:value="11230.21800306">
            <text:p>11230.21800306</text:p>
          </table:table-cell>
          <table:table-cell office:value-type="float" office:value="17.1937916664">
            <text:p>17.1937916664</text:p>
          </table:table-cell>
          <table:table-cell office:value-type="float" office:value="22426.04842279">
            <text:p>22426.04842279</text:p>
          </table:table-cell>
          <table:table-cell office:value-type="float" office:value="-11213.02421139">
            <text:p>-11213.02421139</text:p>
          </table:table-cell>
          <table:table-cell office:value-type="float" office:value="-0.62055516">
            <text:p>-0.62055516</text:p>
          </table:table-cell>
          <table:table-cell office:value-type="float" office:value="-26.6395048">
            <text:p>-26.6395048</text:p>
          </table:table-cell>
          <table:table-cell office:value-type="float" office:value="107.07854296">
            <text:p>107.07854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1T13:55:08</dc:date>
    <dc:creator>spf310 </dc:creator>
    <meta:document-statistic meta:table-count="1" meta:cell-count="44" meta:object-count="0"/>
    <meta:generator>LibreOffice/3.5$Linux_X86_64 LibreOffice_project/350m1$Build-2</meta:generator>
  </office:meta>
</office:document-meta>
</file>